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B0000015F2C08AEF4FB256741.png" manifest:media-type="image/png"/>
  <manifest:file-entry manifest:full-path="Pictures/1000020100000320000001F5F30B3E6D7DA33712.png" manifest:media-type="image/png"/>
  <manifest:file-entry manifest:full-path="Pictures/10000201000004B0000001E18946FD7F5F393F74.png" manifest:media-type="image/png"/>
  <manifest:file-entry manifest:full-path="Pictures/1000000000000780000004382334CD5008941812.png" manifest:media-type="image/png"/>
  <manifest:file-entry manifest:full-path="Pictures/10000201000000D50000017D6B82FEABC5C35B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036cm, 29.062cm, 16.886cm, 9.87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172cm, 29.429cm, 6.917cm, 17.346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615cm" fo:min-width="8.0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061cm, 5.485cm, 11.543cm)" draw:image-opacity="100%" style:mirror="horizontal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467cm, 0.446cm, 0.138cm, 17.152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57cm, 28.918cm, 21.788cm, 15.41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8.226cm, 24.69cm, 6.865cm, 21.879cm)" draw:image-opacity="100%" style:mirror="horizontal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03cm, 2.166cm, 2.115cm, 6.062cm)" draw:image-opacity="100%" style:mirror="horizontal"/>
    </style:style>
    <style:style style:name="gr10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13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53cm" svg:stroke-color="#94070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fill-color="#e3d200" draw:textarea-horizontal-align="justify" draw:textarea-vertical-align="middle" draw:auto-grow-height="false" fo:min-height="6.227cm" fo:min-width="10.454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65cm, 0cm, 8.808cm, 16.883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297cm, 28.42cm, 13.782cm, 17.652cm)" draw:image-opacity="100%" style:mirror="horizontal"/>
    </style:style>
    <style:style style:name="gr20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1.782cm" fo:min-width="0.516cm"/>
    </style:style>
    <style:style style:name="gr22" style:family="graphic" style:parent-style-name="standard">
      <style:graphic-properties draw:fill-color="#ed1c24" draw:textarea-horizontal-align="justify" draw:textarea-vertical-align="middle" draw:auto-grow-height="false" fo:min-height="1.609cm" fo:min-width="0.516cm"/>
    </style:style>
    <style:style style:name="gr23" style:family="graphic" style:parent-style-name="standard">
      <style:graphic-properties draw:fill-color="#89c765" draw:textarea-horizontal-align="justify" draw:textarea-vertical-align="middle" draw:auto-grow-height="false" fo:min-height="0.766cm" fo:min-width="0.516cm"/>
    </style:style>
    <style:style style:name="gr24" style:family="graphic" style:parent-style-name="objectwithoutfill">
      <style:graphic-properties svg:stroke-width="0.106cm" svg:stroke-color="#89c76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ef41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035cm" svg:stroke-color="#ef413d" draw:marker-start-width="0.252cm" draw:marker-end-width="0.252cm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106cm" svg:stroke-color="#aa55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081cm" svg:stroke-color="#e3d2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106cm" svg:stroke-color="#72bf4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c3831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1b75b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6cm" svg:stroke-color="#a3238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objectwithoutfill">
      <style:graphic-properties svg:stroke-width="0.106cm" svg:stroke-color="#00a65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7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3d2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89c7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7" draw:id="id7" draw:layer="layout" svg:width="11.227cm" svg:height="4.318cm" draw:transform="rotate (-3.14159265358979) translate (15.148cm 9.651cm)">
          <draw:image xlink:href="Pictures/1000000000000780000004382334CD5008941812.png" xlink:type="simple" xlink:show="embed" xlink:actuate="onLoad">
            <text:p/>
          </draw:image>
          <draw:glue-point draw:id="4" svg:x="-4.15cm" svg:y="-4.152cm"/>
          <draw:glue-point draw:id="5" svg:x="-3.596cm" svg:y="-4.152cm"/>
          <draw:glue-point draw:id="6" svg:x="-3.031cm" svg:y="-4.437cm"/>
          <draw:glue-point draw:id="7" svg:x="-2.459cm" svg:y="-4.446cm"/>
          <draw:glue-point draw:id="8" svg:x="-1.905cm" svg:y="-4.446cm"/>
          <draw:glue-point draw:id="9" svg:x="-1.334cm" svg:y="-4.451cm"/>
          <draw:glue-point draw:id="10" svg:x="-0.768cm" svg:y="-4.152cm"/>
          <draw:glue-point draw:id="11" svg:x="-0.186cm" svg:y="-4.446cm"/>
          <draw:glue-point draw:id="12" svg:x="0.366cm" svg:y="-4.446cm"/>
          <draw:glue-point draw:id="13" svg:x="0.928cm" svg:y="-4.462cm"/>
          <draw:glue-point draw:id="14" svg:x="1.606cm" svg:y="-4.462cm"/>
          <draw:glue-point draw:id="15" svg:x="2.059cm" svg:y="-4.124cm"/>
          <draw:glue-point draw:id="16" svg:x="2.624cm" svg:y="-4.446cm"/>
          <draw:glue-point draw:id="17" svg:x="3.303cm" svg:y="-4.409cm"/>
          <draw:glue-point draw:id="18" svg:x="3.756cm" svg:y="-4.465cm"/>
          <draw:glue-point draw:id="19" svg:x="-4.162cm" svg:y="4.421cm"/>
          <draw:glue-point draw:id="20" svg:x="-3.593cm" svg:y="4.082cm"/>
          <draw:glue-point draw:id="21" svg:x="-3.031cm" svg:y="4.381cm"/>
          <draw:glue-point draw:id="22" svg:x="-2.465cm" svg:y="4.395cm"/>
          <draw:glue-point draw:id="23" svg:x="-1.907cm" svg:y="4.377cm"/>
          <draw:glue-point draw:id="24" svg:x="-1.334cm" svg:y="4.381cm"/>
          <draw:glue-point draw:id="25" svg:x="-0.768cm" svg:y="4.377cm"/>
          <draw:glue-point draw:id="26" svg:x="-0.203cm" svg:y="4.381cm"/>
          <draw:glue-point draw:id="27" svg:x="0.475cm" svg:y="4.307cm"/>
          <draw:glue-point draw:id="28" svg:x="0.928cm" svg:y="4.381cm"/>
          <draw:glue-point draw:id="29" svg:x="1.606cm" svg:y="4.381cm"/>
          <draw:glue-point draw:id="30" svg:x="2.172cm" svg:y="4.381cm"/>
          <draw:glue-point draw:id="31" svg:x="2.624cm" svg:y="4.381cm"/>
          <draw:glue-point draw:id="32" svg:x="3.303cm" svg:y="4.381cm"/>
          <draw:glue-point draw:id="33" svg:x="3.869cm" svg:y="4.381cm"/>
        </draw:frame>
        <draw:frame draw:style-name="gr2" draw:text-style-name="P1" xml:id="id8" draw:id="id8" draw:layer="layout" svg:width="3.708cm" svg:height="5.08cm" draw:transform="rotate (-3.14159265358979) translate (4.81cm 20.558cm)">
          <draw:image xlink:href="Pictures/1000000000000780000004382334CD5008941812.png" xlink:type="simple" xlink:show="embed" xlink:actuate="onLoad">
            <text:p/>
          </draw:image>
          <draw:glue-point draw:id="4" svg:x="4.363cm" svg:y="4.5cm"/>
          <draw:glue-point draw:id="5" svg:x="4.657cm" svg:y="3.234cm"/>
          <draw:glue-point draw:id="6" svg:x="4.293cm" svg:y="2cm"/>
          <draw:glue-point draw:id="7" svg:x="4.314cm" svg:y="0.72cm"/>
          <draw:glue-point draw:id="8" svg:x="4.363cm" svg:y="-4.5cm"/>
        </draw:frame>
        <draw:frame draw:style-name="gr3" draw:text-style-name="P1" xml:id="id4" draw:id="id4" draw:layer="layout" svg:width="2.794cm" svg:height="5.08cm" svg:x="1cm" svg:y="4.725cm">
          <draw:image xlink:href="Pictures/10000201000000D50000017D6B82FEABC5C35BDA.png" xlink:type="simple" xlink:show="embed" xlink:actuate="onLoad">
            <text:p/>
          </draw:image>
          <draw:glue-point draw:id="4" svg:x="-3.171cm" svg:y="4.196cm"/>
          <draw:glue-point draw:id="5" svg:x="-1.363cm" svg:y="4.175cm"/>
          <draw:glue-point draw:id="6" svg:x="0.909cm" svg:y="4.194cm"/>
          <draw:glue-point draw:id="7" svg:x="3.099cm" svg:y="4.196cm"/>
        </draw:frame>
        <draw:custom-shape draw:style-name="gr4" draw:text-style-name="P1" xml:id="id1" draw:id="id1" draw:layer="layout" svg:width="8.89cm" svg:height="3.175cm" svg:x="14.716cm" svg:y="17.764cm">
          <draw:glue-point draw:id="4" svg:x="-5cm" svg:y="-1.798cm"/>
          <draw:glue-point draw:id="5" svg:x="-5cm" svg:y="1.401cm"/>
          <text:p text:style-name="P1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xml:id="id5" draw:id="id5" draw:layer="layout" svg:width="4.258cm" svg:height="2.538cm" svg:x="0.806cm" svg:y="1.129cm">
          <draw:image xlink:href="Pictures/10000201000004B0000001E18946FD7F5F393F74.png" xlink:type="simple" xlink:show="embed" xlink:actuate="onLoad">
            <text:p/>
          </draw:image>
          <draw:glue-point draw:id="4" svg:x="3.393cm" svg:y="4.507cm"/>
          <draw:glue-point draw:id="5" svg:x="3.978cm" svg:y="4.507cm"/>
          <draw:glue-point draw:id="6" svg:x="4.783cm" svg:y="-3.999cm"/>
        </draw:frame>
        <draw:frame draw:style-name="gr6" draw:text-style-name="P1" xml:id="id16" draw:id="id16" draw:layer="layout" svg:width="4.271cm" svg:height="4.369cm" svg:x="23.479cm" svg:y="17.002cm">
          <draw:image xlink:href="Pictures/1000020100000320000001F5F30B3E6D7DA33712.png" xlink:type="simple" xlink:show="embed" xlink:actuate="onLoad">
            <text:p/>
          </draw:image>
          <draw:glue-point draw:id="4" svg:x="-0.538cm" svg:y="-4.646cm"/>
          <draw:glue-point draw:id="5" svg:x="0.353cm" svg:y="-4.648cm"/>
        </draw:frame>
        <draw:frame draw:style-name="gr7" draw:text-style-name="P1" xml:id="id9" draw:id="id9" draw:layer="layout" svg:width="3.301cm" svg:height="2.158cm" svg:x="7.096cm" svg:y="1cm">
          <draw:image xlink:href="Pictures/1000000000000780000004382334CD5008941812.png" xlink:type="simple" xlink:show="embed" xlink:actuate="onLoad">
            <text:p/>
          </draw:image>
          <draw:glue-point draw:id="4" svg:x="-3.435cm" svg:y="4.416cm"/>
          <draw:glue-point draw:id="5" svg:x="-1.92cm" svg:y="4.453cm"/>
          <draw:glue-point draw:id="6" svg:x="-0.021cm" svg:y="4.416cm"/>
        </draw:frame>
        <draw:frame draw:style-name="gr8" draw:text-style-name="P1" xml:id="id2" draw:id="id2" draw:layer="layout" svg:width="2.158cm" svg:height="1.777cm" svg:x="10.78cm" svg:y="1.508cm">
          <draw:image xlink:href="Pictures/1000000000000780000004382334CD5008941812.png" xlink:type="simple" xlink:show="embed" xlink:actuate="onLoad">
            <text:p/>
          </draw:image>
          <draw:glue-point draw:id="4" svg:x="3.878cm" svg:y="5.002cm"/>
          <draw:glue-point draw:id="5" svg:x="3.257cm" svg:y="-4.997cm"/>
        </draw:frame>
        <draw:frame draw:style-name="gr9" draw:text-style-name="P1" xml:id="id6" draw:id="id6" draw:layer="layout" svg:width="2.153cm" svg:height="1.954cm" draw:transform="skewX (-0.000523598775598279) rotate (0.858003860280412) translate (1.161cm 8.74cm)">
          <draw:image xlink:href="Pictures/10000201000001BB0000015F2C08AEF4FB256741.png" xlink:type="simple" xlink:show="embed" xlink:actuate="onLoad">
            <text:p/>
          </draw:image>
          <draw:glue-point draw:id="4" svg:x="0.339cm" svg:y="2.539cm"/>
        </draw:frame>
        <draw:connector draw:style-name="gr10" draw:text-style-name="P2" draw:layer="layout" draw:type="curve" svg:x1="14.716cm" svg:y1="18.781cm" svg:x2="12.695cm" svg:y2="3.284cm" draw:start-shape="id1" draw:start-glue-point="4" draw:end-shape="id2" draw:end-glue-point="4" svg:d="M14716 18781c-1348 0-2021-5165-2021-15497" svg:viewBox="0 0 2022 15498">
          <text:p/>
        </draw:connector>
        <draw:connector draw:style-name="gr11" draw:text-style-name="P2" draw:layer="layout" draw:type="curve" svg:x1="14.716cm" svg:y1="19.795cm" svg:x2="15.827cm" svg:y2="11.199cm" draw:start-shape="id1" draw:start-glue-point="5" draw:end-shape="id3" draw:end-glue-point="3" svg:d="M14716 19795c-751 0-1307-8596 1111-8596" svg:viewBox="0 0 1754 8597">
          <text:p/>
        </draw:connector>
        <draw:custom-shape draw:style-name="gr12" draw:text-style-name="P1" draw:layer="layout" svg:width="0.762cm" svg:height="0.762cm" svg:x="3.872cm" svg:y="5.36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3.262cm" svg:y1="9.396cm" svg:x2="4.379cm" svg:y2="3.541cm" draw:start-shape="id4" draw:start-glue-point="7" draw:end-shape="id5" draw:end-glue-point="4" svg:d="M3262 9396c0 1363 1117 4291 1117-5855" svg:viewBox="0 0 1118 7318">
          <text:p/>
        </draw:connector>
        <draw:connector draw:style-name="gr11" draw:text-style-name="P2" draw:layer="layout" draw:type="curve" svg:x1="2.701cm" svg:y1="9.301cm" svg:x2="15.827cm" svg:y2="11.199cm" draw:start-shape="id6" draw:start-glue-point="4" draw:end-shape="id3" draw:end-glue-point="3" svg:d="M2701 9301c0 1266 4375 1898 13126 1898" svg:viewBox="0 0 13127 1899">
          <text:p/>
        </draw:connector>
        <draw:connector draw:style-name="gr14" draw:text-style-name="P2" draw:layer="layout" draw:type="curve" draw:line-skew="0cm -5.57cm" svg:x1="13.242cm" svg:y1="5.589cm" svg:x2="4.573cm" svg:y2="20.304cm" draw:start-shape="id7" draw:start-glue-point="17" draw:end-shape="id8" draw:end-glue-point="4" svg:d="M13242 5589c0-1134-1582-945-1685 3017s1273 11698-6984 11698" svg:viewBox="0 0 8670 15318">
          <text:p/>
        </draw:connector>
        <draw:connector draw:style-name="gr15" draw:text-style-name="P2" draw:layer="layout" draw:type="curve" draw:line-skew="0cm 4.565cm" svg:x1="7.613cm" svg:y1="3.031cm" svg:x2="8.672cm" svg:y2="9.381cm" draw:start-shape="id9" draw:start-glue-point="4" draw:end-shape="id7" draw:end-glue-point="25" svg:d="M7613 3031c0 1822 372 1215 372 4168s687 3338 687 2182" svg:viewBox="0 0 1060 6955">
          <text:p/>
        </draw:connector>
        <draw:connector draw:style-name="gr16" draw:text-style-name="P2" draw:layer="layout" draw:type="curve" draw:line-skew="1.789cm" svg:x1="2.701cm" svg:y1="9.301cm" svg:x2="4.628cm" svg:y2="3.541cm" draw:start-shape="id6" draw:start-glue-point="4" draw:end-shape="id5" draw:end-glue-point="5" svg:d="M2701 9301c0 4509 1927 7389 1927-5760" svg:viewBox="0 0 1928 9548">
          <text:p/>
        </draw:connector>
        <draw:custom-shape draw:style-name="gr17" draw:text-style-name="P3" draw:layer="layout" svg:width="10.954cm" svg:height="6.477cm" svg:x="15.7cm" svg:y="8.659cm">
          <text:p/>
          <draw:enhanced-geometry svg:viewBox="0 0 21600 21600" draw:type="rectangle" draw:enhanced-path="M 0 0 L 21600 0 21600 21600 0 21600 0 0 Z N"/>
        </draw:custom-shape>
        <draw:frame draw:style-name="gr18" draw:text-style-name="P1" xml:id="id15" draw:id="id15" draw:layer="layout" svg:width="5.08cm" svg:height="5.08cm" draw:transform="rotate (-3.14159265358979) translate (25.861cm 14.373cm)">
          <draw:image xlink:href="Pictures/1000020100000320000001F5F30B3E6D7DA33712.png" xlink:type="simple" xlink:show="embed" xlink:actuate="onLoad">
            <text:p/>
          </draw:image>
          <draw:glue-point draw:id="4" svg:x="4.498cm" svg:y="4.003cm"/>
          <draw:glue-point draw:id="5" svg:x="4.507cm" svg:y="2.751cm"/>
          <draw:glue-point draw:id="6" svg:x="4.521cm" svg:y="1.751cm"/>
          <draw:glue-point draw:id="7" svg:x="4.511cm" svg:y="-1.748cm"/>
          <draw:glue-point draw:id="8" svg:x="4.498cm" svg:y="-2.74cm"/>
          <draw:glue-point draw:id="9" svg:x="4.248cm" svg:y="-4.017cm"/>
        </draw:frame>
        <draw:frame draw:style-name="gr19" draw:text-style-name="P1" xml:id="id13" draw:id="id13" draw:layer="layout" svg:width="2.412cm" svg:height="0.761cm" draw:transform="rotate (1.5707963267949) translate (16.871cm 13.65cm)">
          <draw:image xlink:href="Pictures/1000000000000780000004382334CD5008941812.png" xlink:type="simple" xlink:show="embed" xlink:actuate="onLoad">
            <text:p/>
          </draw:image>
          <draw:glue-point draw:id="4" svg:x="2.982cm" svg:y="0.199cm"/>
          <draw:glue-point draw:id="5" svg:x="2.982cm" svg:y="-4.121cm"/>
          <draw:glue-point draw:id="6" svg:x="2.982cm" svg:y="4.353cm"/>
        </draw:frame>
        <draw:frame draw:style-name="gr3" draw:text-style-name="P1" xml:id="id10" draw:id="id10" draw:layer="layout" svg:width="2.794cm" svg:height="5.08cm" svg:x="17.859cm" svg:y="9.294cm">
          <draw:image xlink:href="Pictures/10000201000000D50000017D6B82FEABC5C35BDA.png" xlink:type="simple" xlink:show="embed" xlink:actuate="onLoad">
            <text:p/>
          </draw:image>
          <draw:glue-point draw:id="4" svg:x="-3.206cm" svg:y="4.5cm"/>
          <draw:glue-point draw:id="5" svg:x="-1.363cm" svg:y="4.494cm"/>
          <draw:glue-point draw:id="6" svg:x="1.367cm" svg:y="4.5cm"/>
          <draw:glue-point draw:id="7" svg:x="3.636cm" svg:y="4.494cm"/>
        </draw:frame>
        <draw:frame draw:style-name="gr9" draw:text-style-name="P1" xml:id="id11" draw:id="id11" draw:layer="layout" svg:width="2.153cm" svg:height="1.954cm" draw:transform="skewX (-0.000523598775598279) rotate (0.858003860280412) translate (18.051cm 13.319cm)">
          <draw:image xlink:href="Pictures/10000201000001BB0000015F2C08AEF4FB256741.png" xlink:type="simple" xlink:show="embed" xlink:actuate="onLoad">
            <text:p/>
          </draw:image>
          <draw:glue-point draw:id="4" svg:x="0.055cm" svg:y="2.388cm"/>
          <draw:glue-point draw:id="5" svg:x="-2.144cm" svg:y="2.446cm"/>
        </draw:frame>
        <draw:connector draw:style-name="gr10" draw:text-style-name="P2" draw:layer="layout" draw:type="curve" svg:x1="25.604cm" svg:y1="13.86cm" svg:x2="20.271cm" svg:y2="14.116cm" draw:end-shape="id10" draw:end-glue-point="7" svg:d="M25604 13860c0 1521-5333 1393-5333 256" svg:viewBox="0 0 5334 1126">
          <text:p/>
        </draw:connector>
        <draw:connector draw:style-name="gr20" draw:text-style-name="P2" draw:layer="layout" draw:type="curve" draw:line-skew="-3cm" svg:x1="25.606cm" svg:y1="10.31cm" svg:x2="19.509cm" svg:y2="13.836cm" draw:end-shape="id11" draw:end-glue-point="4" svg:d="M25606 10310c0 2680-6097 918-6097 3526" svg:viewBox="0 0 6098 3527">
          <text:p/>
        </draw:connector>
        <draw:custom-shape draw:style-name="gr21" draw:text-style-name="P4" xml:id="id3" draw:id="id3" draw:layer="layout" svg:width="1.016cm" svg:height="2.032cm" svg:x="15.827cm" svg:y="10.1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xml:id="id14" draw:id="id14" draw:layer="layout" svg:width="1.016cm" svg:height="1.859cm" svg:x="15.816cm" svg:y="12.4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xml:id="id12" draw:id="id12" draw:layer="layout" svg:width="1.016cm" svg:height="1.016cm" svg:x="15.827cm" svg:y="8.913cm">
          <text:p/>
          <draw:enhanced-geometry svg:viewBox="0 0 21600 21600" draw:type="rectangle" draw:enhanced-path="M 0 0 L 21600 0 21600 21600 0 21600 0 0 Z N"/>
        </draw:custom-shape>
        <draw:connector draw:style-name="gr24" draw:text-style-name="P2" draw:layer="layout" draw:type="curve" svg:x1="16.843cm" svg:y1="9.421cm" svg:x2="17.477cm" svg:y2="12.491cm" draw:start-shape="id12" draw:start-glue-point="1" draw:end-shape="id13" draw:end-glue-point="4" svg:d="M16843 9421c1933 0 1616 3070 634 3070" svg:viewBox="0 0 1414 3071">
          <text:p/>
        </draw:connector>
        <draw:connector draw:style-name="gr25" draw:text-style-name="P2" draw:layer="layout" draw:type="curve" svg:x1="16.324cm" svg:y1="14.328cm" svg:x2="18.876cm" svg:y2="13.853cm" draw:start-shape="id14" draw:start-glue-point="2" draw:end-shape="id11" draw:end-glue-point="5" svg:d="M16324 14328c0 1153 2552 1391 2552-475" svg:viewBox="0 0 2553 1372">
          <text:p/>
        </draw:connector>
        <draw:connector draw:style-name="gr26" draw:text-style-name="P1" draw:layer="layout" draw:line-skew="-0.654cm" svg:x1="17.477cm" svg:y1="13.493cm" svg:x2="16.324cm" svg:y2="14.328cm" draw:start-shape="id13" draw:start-glue-point="6" draw:end-shape="id14" draw:end-glue-point="2" svg:d="M17477 13493h1v1335h-1154v-500" svg:viewBox="0 0 1155 1336">
          <text:p/>
        </draw:connector>
        <draw:connector draw:style-name="gr27" draw:text-style-name="P2" draw:layer="layout" draw:type="curve" draw:line-skew="-7.482cm" svg:x1="4.555cm" svg:y1="18.383cm" svg:x2="9.326cm" svg:y2="5.573cm" draw:start-shape="id8" draw:start-glue-point="7" draw:end-shape="id7" draw:end-glue-point="11" svg:d="M4555 18383c5416 0 4513-6775 4352-10255s419-3665 419-2555" svg:viewBox="0 0 4772 13415">
          <text:p/>
        </draw:connector>
        <draw:connector draw:style-name="gr28" draw:text-style-name="P2" draw:layer="layout" draw:type="curve" draw:line-skew="-7.866cm" svg:x1="4.547cm" svg:y1="19.034cm" svg:x2="8.672cm" svg:y2="5.7cm" draw:start-shape="id8" draw:start-glue-point="6" draw:end-shape="id7" draw:end-glue-point="10" svg:d="M4547 19034c4852 0 4043-7101 3861-10759s264-3875 264-2575" svg:viewBox="0 0 4126 14060">
          <text:p/>
        </draw:connector>
        <draw:connector draw:style-name="gr29" draw:text-style-name="P2" draw:layer="layout" draw:type="curve" draw:line-skew="0cm -9.231cm" svg:x1="10.067cm" svg:y1="9.351cm" svg:x2="4.971cm" svg:y2="1.384cm" draw:start-shape="id7" draw:start-glue-point="27" draw:end-shape="id5" draw:end-glue-point="6" svg:d="M10067 9351c0 1201-1825 1001-2557-1291s-370-6676-2539-6676" svg:viewBox="0 0 5097 8693">
          <text:p/>
        </draw:connector>
        <draw:connector draw:style-name="gr30" draw:text-style-name="P2" draw:layer="layout" draw:type="curve" draw:line-skew="0cm -8.044cm" svg:x1="8.037cm" svg:y1="9.383cm" svg:x2="8.113cm" svg:y2="3.039cm" draw:start-shape="id7" draw:start-glue-point="24" draw:end-shape="id9" draw:end-glue-point="5" svg:d="M8037 9383c0 1153-433 769-433-2184s509-2350 509-4160" svg:viewBox="0 0 510 6948">
          <text:p/>
        </draw:connector>
        <draw:connector draw:style-name="gr31" draw:text-style-name="P2" draw:layer="layout" draw:type="curve" draw:line-skew="-0.664cm" svg:x1="8.037cm" svg:y1="5.571cm" svg:x2="16.335cm" svg:y2="8.913cm" draw:start-shape="id7" draw:start-glue-point="9" draw:end-shape="id12" draw:end-glue-point="0" svg:d="M8037 5571c0-2103 8298-3774 8298 3342" svg:viewBox="0 0 8299 5158">
          <text:p/>
        </draw:connector>
        <draw:connector draw:style-name="gr11" draw:text-style-name="P2" draw:layer="layout" draw:type="curve" draw:line-skew="0.818cm -9.06cm" svg:x1="6.767cm" svg:y1="9.389cm" svg:x2="8.746cm" svg:y2="3.158cm" draw:start-shape="id7" draw:start-glue-point="22" draw:end-shape="id9" draw:end-glue-point="2" svg:d="M6767 9389c0 2371-179 1581-179-1781s2158-2818 2158-4450" svg:viewBox="0 0 2159 7599">
          <text:p/>
        </draw:connector>
        <draw:connector draw:style-name="gr11" draw:text-style-name="P2" draw:layer="layout" draw:type="curve" draw:line-skew="-4.536cm" svg:x1="4.682cm" svg:y1="19.66cm" svg:x2="12.479cm" svg:y2="5.573cm" draw:start-shape="id8" draw:start-glue-point="5" draw:end-shape="id7" draw:end-glue-point="16" svg:d="M4682 19660c9645 0 8037-7414 7575-11213s222-3984 222-2874" svg:viewBox="0 0 7967 14680">
          <text:p/>
        </draw:connector>
        <draw:connector draw:style-name="gr11" draw:text-style-name="P2" draw:layer="layout" draw:type="curve" svg:x1="5.497cm" svg:y1="5.7cm" svg:x2="15.827cm" svg:y2="11.199cm" draw:start-shape="id7" draw:start-glue-point="5" draw:end-shape="id3" draw:end-glue-point="3" svg:d="M5497 5700c0-1300-1038-1084-3108 616s-5172 4883 13438 4883" svg:viewBox="0 0 15016 6338">
          <text:p/>
        </draw:connector>
        <draw:connector draw:style-name="gr32" draw:text-style-name="P2" draw:layer="layout" draw:type="curve" svg:x1="25.61cm" svg:y1="13.23cm" svg:x2="13.242cm" svg:y2="9.383cm" draw:start-shape="id15" draw:start-glue-point="5" draw:end-shape="id7" draw:end-glue-point="32" svg:d="M25610 13230c1126 0 938 822-2435 1919s-9933 2470-9933-5766" svg:viewBox="0 0 12988 6598">
          <text:p/>
        </draw:connector>
        <draw:connector draw:style-name="gr33" draw:text-style-name="P2" draw:layer="layout" draw:type="curve" svg:x1="12.479cm" svg:y1="9.383cm" svg:x2="25.617cm" svg:y2="12.722cm" draw:start-shape="id7" draw:start-glue-point="31" draw:end-shape="id15" draw:end-glue-point="6" svg:d="M12479 9383c0 8236 6941 6863 10505 5639s3749-2300 2633-2300" svg:viewBox="0 0 13744 6566">
          <text:p/>
        </draw:connector>
        <draw:connector draw:style-name="gr34" draw:text-style-name="P2" draw:layer="layout" draw:type="curve" svg:x1="25.612cm" svg:y1="10.946cm" svg:x2="25.385cm" svg:y2="17.157cm" draw:start-shape="id15" draw:start-glue-point="7" draw:end-shape="id16" draw:end-glue-point="4" svg:d="M25612 10946c1123 0 937 2371 599 3373s-826 635-826 2838" svg:viewBox="0 0 1087 6212">
          <text:p/>
        </draw:connector>
        <draw:connector draw:style-name="gr35" draw:text-style-name="P2" draw:layer="layout" draw:type="curve" svg:x1="25.478cm" svg:y1="9.793cm" svg:x2="25.764cm" svg:y2="17.156cm" draw:start-shape="id15" draw:start-glue-point="9" draw:end-shape="id16" draw:end-glue-point="5" svg:d="M25478 9793c1324 0 1103 2948 844 4238s-558 923-558 3125" svg:viewBox="0 0 1041 7364">
          <text:p/>
        </draw:connector>
        <draw:connector draw:style-name="gr13" draw:text-style-name="P2" draw:layer="layout" draw:type="curve" svg:x1="1.901cm" svg:y1="9.378cm" svg:x2="16.324cm" svg:y2="14.328cm" draw:start-shape="id6" draw:start-glue-point="3" draw:end-shape="id14" draw:end-glue-point="2" svg:d="M1901 9378c0 8175 14423 5700 14423 4950" svg:viewBox="0 0 14424 5892">
          <text:p/>
        </draw:connector>
        <draw:connector draw:style-name="gr10" draw:text-style-name="P2" draw:layer="layout" draw:type="curve" draw:line-skew="0cm 0.451cm" svg:x1="16.324cm" svg:y1="14.328cm" svg:x2="12.561cm" svg:y2="1.509cm" draw:start-shape="id14" draw:start-glue-point="2" draw:end-shape="id2" draw:end-glue-point="5" svg:d="M16324 14328c0 750-1496 500-1496-6410s-2267-7160-2267-6409" svg:viewBox="0 0 3764 13401">
          <text:p/>
        </draw:connector>
        <draw:connector draw:style-name="gr13" draw:text-style-name="P2" draw:layer="layout" draw:type="curve" draw:line-skew="2.122cm" svg:x1="4.875cm" svg:y1="5.7cm" svg:x2="15.816cm" svg:y2="13.398cm" draw:start-shape="id7" draw:start-glue-point="4" draw:end-shape="id14" draw:end-glue-point="3" svg:d="M4875 5700c0 1882-727 1568-2640 3022s-5013 4676 13581 4676" svg:viewBox="0 0 15046 7699">
          <text:p/>
        </draw:connector>
        <draw:connector draw:style-name="gr11" draw:text-style-name="P2" draw:layer="layout" draw:type="curve" draw:line-skew="1.306cm -1.216cm" svg:x1="19.509cm" svg:y1="13.836cm" svg:x2="15.827cm" svg:y2="11.199cm" draw:start-shape="id11" draw:start-glue-point="4" draw:end-shape="id3" draw:end-glue-point="3" svg:d="M19509 13836c0 3850-2700 3209-4264 1587s-1993-4224 582-4224" svg:viewBox="0 0 5527 5499">
          <text:p/>
        </draw:connector>
        <draw:connector draw:style-name="gr36" draw:text-style-name="P2" draw:layer="layout" draw:type="curve" svg:x1="7.394cm" svg:y1="9.381cm" svg:x2="4.573cm" svg:y2="15.732cm" draw:start-shape="id7" draw:start-glue-point="23" draw:end-shape="id8" draw:end-glue-point="8" svg:d="M7394 9381c0 4234-940 6351-2821 6351" svg:viewBox="0 0 2822 6352">
          <text:p/>
        </draw:connector>
        <draw:connector draw:style-name="gr30" draw:text-style-name="P2" draw:layer="layout" draw:type="curve" draw:line-skew="1.414cm" svg:x1="1.512cm" svg:y1="9.396cm" svg:x2="10.575cm" svg:y2="9.383cm" draw:start-shape="id4" draw:start-glue-point="4" draw:end-shape="id7" draw:end-glue-point="28" svg:d="M1512 9396c0 3484 9063 3491 9063-13" svg:viewBox="0 0 9064 2628">
          <text:p/>
        </draw:connector>
        <draw:connector draw:style-name="gr37" draw:text-style-name="P2" draw:layer="layout" draw:type="curve" svg:x1="18.361cm" svg:y1="14.12cm" svg:x2="11.337cm" svg:y2="9.383cm" draw:start-shape="id10" draw:start-glue-point="4" draw:end-shape="id7" draw:end-glue-point="29" svg:d="M18361 14120c0 1131-7024 3499-7024-4737" svg:viewBox="0 0 7025 59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1:26:47.259826414</meta:creation-date>
    <dc:date>2019-10-26T13:32:37.781410942</dc:date>
    <meta:editing-duration>PT9M40S</meta:editing-duration>
    <meta:editing-cycles>3</meta:editing-cycles>
    <meta:generator>LibreOffice/6.0.7.3$Linux_X86_64 LibreOffice_project/00m0$Build-3</meta:generator>
    <meta:document-statistic meta:object-count="49"/>
  </office:meta>
</office:document-meta>
</file>